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84575B20F33D085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ticulado" style:family="table">
      <style:table-properties style:width="15cm" table:align="margins" style:may-break-between-rows="false"/>
    </style:style>
    <style:style style:name="Articulado.A" style:family="table-column">
      <style:table-column-properties style:column-width="1.588cm" style:rel-column-width="6935*"/>
    </style:style>
    <style:style style:name="Articulado.B" style:family="table-column">
      <style:table-column-properties style:column-width="13.413cm" style:rel-column-width="58600*"/>
    </style:style>
    <style:style style:name="Articulad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ing">
      <style:text-properties officeooo:rsid="0031781d" officeooo:paragraph-rsid="0031781d"/>
    </style:style>
    <style:style style:name="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P5" style:family="paragraph" style:parent-style-name="Standard">
      <style:text-properties officeooo:paragraph-rsid="001ac289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Nimbus Roman No9 L1" fo:font-size="12pt" fo:font-style="normal" fo:text-shadow="none" style:text-underline-style="none" fo:font-weight="normal" officeooo:paragraph-rsid="00296af3" style:font-size-asian="12pt" style:font-style-asian="normal" style:font-weight-asian="normal" style:font-name-complex="Nimbus Roman No9 L1" style:font-size-complex="12pt" style:font-style-complex="normal" style:font-weight-complex="normal" style:text-overline-style="none" style:text-overline-color="font-color"/>
    </style:style>
    <style:style style:name="P7" style:family="paragraph" style:parent-style-name="Leyenda_20_sanción">
      <style:text-properties officeooo:paragraph-rsid="00283194"/>
    </style:style>
    <style:style style:name="P8" style:family="paragraph" style:parent-style-name="Leyenda_20_sanción">
      <style:text-properties officeooo:rsid="0031781d" officeooo:paragraph-rsid="0031781d"/>
    </style:style>
    <style:style style:name="P9" style:family="paragraph" style:parent-style-name="Texto_20_normas">
      <style:paragraph-properties fo:margin-left="0cm" fo:margin-right="0cm" fo:text-indent="0cm" style:auto-text-indent="false"/>
    </style:style>
    <style:style style:name="P10" style:family="paragraph" style:parent-style-name="Descripción_20_Sintética" style:master-page-name="">
      <loext:graphic-properties draw:fill="none"/>
      <style:paragraph-properties fo:margin-left="6.301cm" fo:margin-right="0cm" fo:margin-top="0cm" fo:margin-bottom="1cm" loext:contextual-spacing="false" fo:text-align="justify" style:justify-single-word="false" fo:text-indent="-6.301cm" style:auto-text-indent="false" style:page-number="auto" fo:background-color="transparent">
        <style:tab-stops>
          <style:tab-stop style:position="6.001cm"/>
        </style:tab-stops>
      </style:paragraph-properties>
      <style:text-properties officeooo:paragraph-rsid="002323eb"/>
    </style:style>
    <style:style style:name="P11" style:family="paragraph" style:parent-style-name="Texto_20_normas">
      <style:text-properties officeooo:rsid="002323eb" officeooo:paragraph-rsid="002323eb"/>
    </style:style>
    <style:style style:name="P12" style:family="paragraph" style:parent-style-name="Títulos_20_normas">
      <style:text-properties officeooo:rsid="002323eb" officeooo:paragraph-rsid="002323e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officeooo:rsid="001d9497"/>
    </style:style>
    <style:style style:name="T4" style:family="text">
      <style:text-properties officeooo:rsid="00296af3"/>
    </style:style>
    <style:style style:name="T5" style:family="text">
      <style:text-properties officeooo:rsid="0031781d"/>
    </style:style>
    <style:style style:name="T6" style:family="text">
      <style:text-properties officeooo:rsid="0037edfa"/>
    </style:style>
    <style:style style:name="T7" style:family="text">
      <style:text-properties officeooo:rsid="003adcd8"/>
    </style:style>
    <style:style style:name="T8" style:family="text">
      <style:text-properties officeooo:rsid="003c7587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general"><text:span text:style-name="T5">DECLARACIÓN</text:span> N.º <text:span text:style-name="T6">2523-CM-19</text:span></text:p>
      <text:p text:style-name="P10">DESCRI<text:span text:style-name="T3">P</text:span>CIÓN SINTÉTICA: DECLARAR DE INTERÉS MUNICIPAL, <text:s text:c="6"/>CULTURAL Y TURÍSTICO 15° REUNIÓN DE CEREMONIAL NACIONAL</text:p>
      <text:p text:style-name="Títulos_20_normas">ANTECEDENTES</text:p>
      <text:p text:style-name="Texto_20_normas">Carta Orgánica Municipal.</text:p>
      <text:p text:style-name="Texto_20_normas">Ordenanza 2071-CM-10: Jerarquización de las declaraciones de interés del Concejo Municipal. Reglamentación.</text:p>
      <text:p text:style-name="Texto_20_normas">Nota solicitando la declaración de interés del encuentro.</text:p>
      <text:p text:style-name="Texto_20_normas">Gacetilla informativa del evento.</text:p>
      <text:p text:style-name="P12">FUNDAMENTOS</text:p>
      <text:p text:style-name="P11">La 15° Reunión de Ceremonial Nacional se realizará en <text:span text:style-name="T8">San Carlos de Bariloche</text:span> los días 31 de mayo y 1 de junio de 2019.</text:p>
      <text:p text:style-name="P11">La Asociación Interamericana de Ceremonial se constituy<text:span text:style-name="T8">ó</text:span> en 2002. Es la primera entidad de carácter internacional en el mundo, dentro del contexto americano, que agrupa a las instituciones, profesionales, personalidades m<text:span text:style-name="T8">á</text:span>s destacadas y todo aquel interesado en esta disciplina.</text:p>
      <text:p text:style-name="P11">Sus principales objetivos son: apoyar y vincular entidades locales de los países americanos; auspiciar y contribuir en la formación y perfeccionamiento constante y actualizado de los profesionales; estimular el intercambio de conocimientos, investigaciones y experiencias; proporcionar asesoramiento; difundir la filosofía del ceremonial a fin de rescatar valores del patrimonio cultural americano; patrocinar toda actividad que promueva la reivindicación de la profesión y mediante la interrelación de los países aunar criterios para el desarrollo y consolidación del ceremonial en América.</text:p>
      <text:p text:style-name="P11"/>
      <text:p text:style-name="P11"><text:soft-page-break/>Está constituida por miembros de las siguientes categorías: fundadores, activos, institucionales, adherentes y honorarios.</text:p>
      <text:p text:style-name="P11">Entre los objetivos de estas reuniones figuran: </text:p>
      <text:p text:style-name="P11"><text:s text:c="4"/>• Posibilitar el acceso a conocimientos y normas interpersonales, profesionales e institucionales.</text:p>
      <text:p text:style-name="P11"><text:s text:c="4"/>• Alcanzar la divulgación de las normas que guían la disciplina para su mayor conocimiento.</text:p>
      <text:p text:style-name="P11"><text:s text:c="4"/>• Iniciar, mantener y profundizar vínculos con entidades o disciplinas afines del país.</text:p>
      <text:p text:style-name="P11"><text:s text:c="4"/>• Estimular el efectivo intercambio de conocimientos, datos y resultados parciales o finales de los proyectos en que se trabaja, con asociaciones o instituciones especializadas, a través de la difusión en el ámbito nacional.</text:p>
      <text:p text:style-name="P11"><text:s text:c="4"/>• Difundir la filosofía del ceremonial a fin de rescatar los valores del patrimonio cultural argentino, mediante la correlación entre las provincias.</text:p>
      <text:p text:style-name="P11"><text:s text:c="4"/>• Aunar criterios y arribar a conclusiones que sean el inicio a soluciones concretas para el desarrollo profesional.</text:p>
      <text:p text:style-name="P11"><text:s text:c="4"/>• Establecer pautas que fundamente<text:span text:style-name="T8">n</text:span> la importancia del ceremonial, optimizando la imagen de éste y de la institución donde se aplique.</text:p>
      <text:p text:style-name="P11"><text:s text:c="4"/>• Promover el protagonismo de las provincias y sus profesionales en la materia.</text:p>
      <text:p text:style-name="P11">Por estos motivos, consideramos que por la temática y participación que tiene la iniciativa, amerita el apoyo del Estado Municipal, declarándola de interés municipal, cultural y turístico.</text:p>
      <text:p text:style-name="Autores">AUTORES: Concejales Diego Benítez, Viviana Gelaín, Claudia Contreras, Carlos Sánchez y Puente <text:span text:style-name="T8">y</text:span> Julia Fernández (JSB).</text:p>
      <text:p text:style-name="Leyenda_20_aprobación"><text:soft-page-break/>El proyecto original N.º <text:span text:style-name="T7">1172</text:span>/<text:span text:style-name="T7">19 </text:span>fue aprobado en la sesión del día <text:span text:style-name="T7">25</text:span> de <text:span text:style-name="T7">abril</text:span> de 201<text:span text:style-name="T5">9</text:span>, según consta en el Acta N.º <text:span text:style-name="T7">1112</text:span>/<text:span text:style-name="T7">19</text:span>. Por ello, en ejercicio de las atribuciones que le otorga el Art. 38 de la Carta Orgánica Municipal,</text:p>
      <text:p text:style-name="P7">EL CONCEJO MUNICIPAL DE SAN CARLOS DE BARILOCHE SANCIONA CON CARÁCTER DE </text:p>
      <text:p text:style-name="P8">DECLARACIÓN</text:p>
      <table:table table:name="Articulado" table:style-name="Articulado">
        <table:table-column table:style-name="Articulado.A"/>
        <table:table-column table:style-name="Articulado.B"/>
        <table:table-row>
          <table:table-cell table:style-name="Articulado.A1" office:value-type="string">
            <text:p text:style-name="P6">Art. <text:span text:style-name="T4">1</text:span>°)</text:p>
          </table:table-cell>
          <table:table-cell table:style-name="Articulado.A1" office:value-type="string">
            <text:p text:style-name="Texto_20_articulado">Se declara de interés municipal, cultural y turístico la 15° Reunión de Ceremonial Nacional, organizada por la Asociación Interamericana de Ceremonial, que se llevará a cabo en San Carlos De Bariloche los días 31 de mayo y 1 de junio de 2019.</text:p>
          </table:table-cell>
        </table:table-row>
        <table:table-row>
          <table:table-cell table:style-name="Articulado.A1" office:value-type="string">
            <text:p text:style-name="P6">Art. <text:span text:style-name="T4">2</text:span>°)</text:p>
          </table:table-cell>
          <table:table-cell table:style-name="Articulado.A1" office:value-type="string">
            <text:p text:style-name="Texto_20_articulado">La presente declaración no implica la obligatoriedad de efectuar erogaciones por parte de la Administración Municipal.</text:p>
          </table:table-cell>
        </table:table-row>
        <table:table-row>
          <table:table-cell table:style-name="Articulado.A1" office:value-type="string">
            <text:p text:style-name="P6">Art. <text:span text:style-name="T4">3</text:span>°)</text:p>
          </table:table-cell>
          <table:table-cell table:style-name="Articulado.A1" office:value-type="string">
            <text:p text:style-name="Texto_20_articulado">Comuníquese. Publíquese en el Boletín Oficial. Cumplido, archívese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family="'Nimbus Roman No9 L'" style:font-style-name="Normal" style:font-family-generic="roman" style:font-pitch="variable"/>
    </style:style>
    <style:style style:name="Heading" style:family="paragraph" style:parent-style-name="Normas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s" style:family="paragraph">
      <style:text-properties style:font-name="Nimbus Roman No9 L" fo:font-family="'Nimbus Roman No9 L'" style:font-style-name="Normal" style:font-family-generic="roman" style:font-pitch="variable"/>
    </style:style>
    <style:style style:name="Título_20_general" style:display-name="Título general" style:family="paragraph" style:parent-style-name="Normas" style:master-page-name="">
      <style:paragraph-properties fo:margin-top="0cm" fo:margin-bottom="1cm" loext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pción_20_Sintética" style:display-name="Descripción Sintética" style:family="paragraph" style:parent-style-name="Normas" style:master-page-name="">
      <style:paragraph-properties fo:margin-left="5.6cm" fo:margin-right="0cm" fo:margin-top="0cm" fo:margin-bottom="1cm" loext:contextual-spacing="false" fo:text-align="justify" style:justify-single-word="false" fo:text-indent="-5.6cm" style:auto-text-indent="false" style:page-number="auto">
        <style:tab-stops>
          <style:tab-stop style:position="6.001cm"/>
        </style:tab-stops>
      </style:paragraph-properties>
    </style:style>
    <style:style style:name="Texto_20_normas" style:display-name="Texto normas" style:family="paragraph" style:parent-style-name="Normas" style:auto-update="true" style:master-page-name="">
      <style:paragraph-properties fo:margin-left="0cm" fo:margin-right="0cm" fo:margin-top="0cm" fo:margin-bottom="0.499cm" loext:contextual-spacing="false" fo:text-align="justify" style:justify-single-word="false" fo:orphans="3" fo:widows="3" fo:text-indent="0.499cm" style:auto-text-indent="false" style:page-number="auto" fo:keep-with-next="auto"/>
    </style:style>
    <style:style style:name="Títulos_20_normas" style:display-name="Títulos normas" style:family="paragraph" style:parent-style-name="Normas" style:next-style-name="Texto_20_normas" style:master-page-name="">
      <style:paragraph-properties fo:margin-top="0cm" fo:margin-bottom="0.499cm" loext:contextual-spacing="false" style:page-number="auto"/>
    </style:style>
    <style:style style:name="Autores" style:family="paragraph" style:parent-style-name="Normas">
      <style:paragraph-properties fo:margin-left="2.3cm" fo:margin-right="0cm" fo:margin-top="0cm" fo:margin-bottom="0.499cm" loext:contextual-spacing="false" fo:text-align="justify" style:justify-single-word="false" fo:text-indent="-2.3cm" style:auto-text-indent="false">
        <style:tab-stops/>
      </style:paragraph-properties>
    </style:style>
    <style:style style:name="Colaboradores" style:family="paragraph" style:parent-style-name="Normas" style:master-page-name="">
      <style:paragraph-properties fo:margin-left="4.001cm" fo:margin-right="0cm" fo:margin-top="0cm" fo:margin-bottom="0.499cm" loext:contextual-spacing="false" fo:text-align="justify" style:justify-single-word="false" fo:text-indent="-4.001cm" style:auto-text-indent="false" style:page-number="auto">
        <style:tab-stops/>
      </style:paragraph-properties>
    </style:style>
    <style:style style:name="Leyenda_20_sanción" style:display-name="Leyenda sanción" style:family="paragraph" style:parent-style-name="Normas" style:master-page-name="">
      <style:paragraph-properties fo:margin-left="2cm" fo:margin-right="2cm" fo:margin-top="0cm" fo:margin-bottom="0.3cm" loext:contextual-spacing="false" fo:text-align="center" style:justify-single-word="false" fo:text-indent="0cm" style:auto-text-indent="false" style:page-number="auto"/>
    </style:style>
    <style:style style:name="Leyenda_20_aprobación" style:display-name="Leyenda aprobación" style:family="paragraph" style:parent-style-name="Normas">
      <style:paragraph-properties fo:margin-top="1cm" fo:margin-bottom="1cm" loext:contextual-spacing="false" fo:text-align="center" style:justify-single-word="false"/>
    </style:style>
    <style:style style:name="Texto_20_articulado" style:display-name="Texto articulado" style:family="paragraph" style:parent-style-name="Normas" style:master-page-name="">
      <loext:graphic-properties draw:fill="none" draw:fill-color="#729fcf"/>
      <style:paragraph-properties fo:margin-top="0cm" fo:margin-bottom="0.499cm" loext:contextual-spacing="false" fo:text-align="justify" style:justify-single-word="false" style:page-number="auto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295cm" fo:break-before="page" table:align="left" style:writing-mode="lr-tb"/>
    </style:style>
    <style:style style:name="Tabla2.A" style:family="table-column">
      <style:table-column-properties style:column-width="5.63cm"/>
    </style:style>
    <style:style style:name="Tabla2.B" style:family="table-column">
      <style:table-column-properties style:column-width="4.974cm"/>
    </style:style>
    <style:style style:name="Tabla2.C" style:family="table-column">
      <style:table-column-properties style:column-width="5.69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Heading">
      <style:text-properties officeooo:rsid="0031781d" officeooo:paragraph-rsid="0031781d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M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MP5" style:family="paragraph" style:parent-style-name="Standard">
      <style:text-properties officeooo:paragraph-rsid="001ac289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4.8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Heading">DCLE</text:p>
            </table:table-cell>
            <table:table-cell table:style-name="Tabla2.A1" office:value-type="string">
              <text:p text:style-name="MP1">DECLARACIÓN</text:p>
            </table:table-cell>
            <table:table-cell table:style-name="Tabla2.C1" office:value-type="string">
              <text:p text:style-name="MP2"/>
              <text:p text:style-name="MP3"><draw:frame draw:style-name="Mfr1" draw:name="Imagen1" text:anchor-type="char" svg:y="-0.146cm" svg:width="4.355cm" svg:height="1.326cm" draw:z-index="2"><draw:image xlink:href="Pictures/10000000000000F10000005884575B20F33D0850.jpg" xlink:type="simple" xlink:show="embed" xlink:actuate="onLoad"/></draw:frame></text:p>
              <text:p text:style-name="MP3"/>
              <text:p text:style-name="MP3"/>
              <text:p text:style-name="MP4"/>
              <text:p text:style-name="Heading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3:41:41.299356400</meta:creation-date>
    <meta:generator>LibreOffice/5.1.6.2$Linux_X86_64 LibreOffice_project/10m0$Build-2</meta:generator>
    <meta:editing-duration>PT5M22S</meta:editing-duration>
    <meta:editing-cycles>7</meta:editing-cycles>
    <meta:initial-creator>Joaquín Pino Suarez</meta:initial-creator>
    <dc:date>2019-04-26T11:41:24.573005595</dc:date>
    <meta:document-statistic meta:table-count="2" meta:image-count="1" meta:object-count="0" meta:page-count="3" meta:paragraph-count="35" meta:word-count="540" meta:character-count="3699" meta:non-whitespace-character-count="3154"/>
  </office:meta>
</office:document-meta>
</file>